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roximaNova-Bold" svg:font-family="ProximaNova-Bold"/>
    <style:font-face style:name="ProximaNova-Regular" svg:font-family="ProximaNova-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313030" style:font-name="ProximaNova-Bold" fo:letter-spacing="normal" fo:font-style="normal" style:text-underline-style="solid" style:text-underline-width="auto" style:text-underline-color="font-color" fo:font-weight="normal" officeooo:rsid="000cf3fb" officeooo:paragraph-rsid="000cf3fb" style:font-weight-asian="bold" style:font-weight-complex="bold"/>
    </style:style>
    <style:style style:name="P2" style:family="paragraph" style:parent-style-name="Heading_20_2">
      <style:text-properties fo:font-variant="normal" fo:text-transform="none" fo:color="#313030" style:font-name="ProximaNova-Bold" fo:letter-spacing="normal" fo:font-style="normal" style:text-underline-style="solid" style:text-underline-width="auto" style:text-underline-color="font-color" fo:font-weight="normal" officeooo:rsid="000cf3fb" officeooo:paragraph-rsid="000cf3fb" fo:background-color="#ffff00"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cf3fb" officeooo:paragraph-rsid="000cf3fb" style:font-weight-asian="bold" style:font-weight-complex="bold"/>
    </style:style>
    <style:style style:name="P4" style:family="paragraph" style:parent-style-name="Standard">
      <style:text-properties fo:font-variant="normal" fo:text-transform="none" fo:color="#313030" style:font-name="ProximaNova-Regular" fo:font-size="12pt" fo:letter-spacing="normal" fo:font-style="normal" style:text-underline-style="none" fo:font-weight="normal" officeooo:rsid="000cf3fb" officeooo:paragraph-rsid="000cf3fb" style:font-weight-asian="bold" style:font-weight-complex="bold"/>
    </style:style>
    <style:style style:name="P5" style:family="paragraph" style:parent-style-name="Standard">
      <style:text-properties fo:font-size="26pt" style:text-underline-style="solid" style:text-underline-width="auto" style:text-underline-color="font-color" fo:font-weight="bold" officeooo:rsid="000cf3fb" officeooo:paragraph-rsid="000cf3fb" fo:background-color="#e0c2cd" style:font-size-asian="26pt" style:font-weight-asian="bold" style:font-size-complex="26pt" style:font-weight-complex="bold"/>
    </style:style>
    <style:style style:name="P6" style:family="paragraph" style:parent-style-name="Text_20_body">
      <style:text-properties fo:font-variant="normal" fo:text-transform="none" fo:color="#313030" style:font-name="ProximaNova-Regular" fo:font-size="12pt" fo:letter-spacing="normal" fo:font-style="normal" style:text-underline-style="solid" style:text-underline-width="auto" style:text-underline-color="font-color" fo:font-weight="normal" officeooo:rsid="000cf3fb" officeooo:paragraph-rsid="000cf3fb" style:font-weight-asian="bold" style:font-weight-complex="bold"/>
    </style:style>
    <style:style style:name="P7" style:family="paragraph" style:parent-style-name="Text_20_body">
      <style:text-properties fo:font-variant="normal" fo:text-transform="none" fo:color="#313030" style:font-name="ProximaNova-Regular" fo:font-size="12pt" fo:letter-spacing="normal" fo:font-style="normal" style:text-underline-style="none" fo:font-weight="normal" officeooo:rsid="000cf3fb" officeooo:paragraph-rsid="000cf3fb" style:font-weight-asian="bold" style:font-weight-complex="bold"/>
    </style:style>
    <style:style style:name="P8" style:family="paragraph" style:parent-style-name="Text_20_body">
      <style:paragraph-properties fo:margin-left="0cm" fo:margin-right="0cm" fo:text-align="justify" style:justify-single-word="false" fo:orphans="2" fo:widows="2" fo:text-indent="0cm" style:auto-text-indent="false"/>
    </style:style>
    <style:style style:name="P9"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style>
    <style:style style:name="P10"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313030" style:font-name="ProximaNova-Regular" fo:font-size="12pt" fo:letter-spacing="normal" fo:font-style="normal" fo:font-weight="normal"/>
    </style:style>
    <style:style style:name="P11"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313030" style:font-name="ProximaNova-Regular" fo:font-size="12pt" fo:letter-spacing="normal" fo:font-style="normal" style:text-underline-style="solid" style:text-underline-width="auto" style:text-underline-color="font-color" fo:font-weight="normal"/>
    </style:style>
    <style:style style:name="P12"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313030" style:font-name="ProximaNova-Regular" fo:font-size="12pt" fo:letter-spacing="normal" fo:font-style="normal" fo:font-weight="normal"/>
    </style:style>
    <style:style style:name="P13" style:family="paragraph" style:parent-style-name="Text_20_body" style:list-style-name="L1">
      <style:paragraph-properties fo:margin-top="0cm" fo:margin-bottom="0.247cm" loext:contextual-spacing="false" fo:text-align="start" style:justify-single-word="false" fo:orphans="2" fo:widows="2"/>
    </style:style>
    <style:style style:name="T1" style:family="text">
      <style:text-properties fo:font-weight="normal" style:font-weight-asian="normal" style:font-weight-complex="normal"/>
    </style:style>
    <style:style style:name="T2" style:family="text">
      <style:text-properties fo:font-weight="normal" fo:background-color="#780373" loext:char-shading-value="0"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fo:background-color="#ffff00" loext:char-shading-value="0" style:font-weight-asian="normal" style:font-weight-complex="normal"/>
    </style:style>
    <style:style style:name="T6" style:family="text">
      <style:text-properties style:text-underline-style="none" fo:font-weight="normal" fo:background-color="#ffff00" loext:char-shading-value="0" style:font-weight-asian="normal" style:font-weight-complex="normal"/>
    </style:style>
    <style:style style:name="T7" style:family="text">
      <style:text-properties style:text-underline-style="none" fo:font-weight="normal" fo:background-color="#eeeeee" loext:char-shading-value="0" style:font-weight-asian="normal" style:font-weight-complex="normal"/>
    </style:style>
    <style:style style:name="T8" style:family="text">
      <style:text-properties style:text-underline-style="none" style:font-weight-asian="normal" style:font-weight-complex="normal"/>
    </style:style>
    <style:style style:name="T9" style:family="text">
      <style:text-properties fo:font-variant="normal" fo:text-transform="none" fo:color="#313030" style:font-name="ProximaNova-Regular" fo:font-size="12pt" fo:letter-spacing="normal" fo:font-style="normal"/>
    </style:style>
    <style:style style:name="T10" style:family="text">
      <style:text-properties fo:font-variant="normal" fo:text-transform="none" fo:color="#313030" style:font-name="ProximaNova-Regular" fo:font-size="12pt" fo:letter-spacing="normal" fo:font-style="normal" fo:font-weight="normal"/>
    </style:style>
    <style:style style:name="T11" style:family="text">
      <style:text-properties fo:font-variant="normal" fo:text-transform="none" fo:color="#313030" style:font-name="ProximaNova-Regular" fo:font-size="12pt" fo:letter-spacing="normal" fo:font-style="normal" fo:font-weight="normal" officeooo:rsid="000cf3fb"/>
    </style:style>
    <style:style style:name="T12" style:family="text">
      <style:text-properties fo:font-variant="normal" fo:text-transform="none" fo:color="#313030" style:font-name="ProximaNova-Regular" fo:font-size="12pt" fo:letter-spacing="normal" fo:font-style="normal" fo:font-weight="normal" officeooo:rsid="000eac57"/>
    </style:style>
    <style:style style:name="T13" style:family="text">
      <style:text-properties fo:font-variant="normal" fo:text-transform="none" fo:color="#313030" style:font-name="ProximaNova-Regular" fo:font-size="12pt" fo:letter-spacing="normal" fo:font-style="normal" fo:font-weight="bold"/>
    </style:style>
    <style:style style:name="T14" style:family="text">
      <style:text-properties fo:font-variant="normal" fo:text-transform="none" fo:color="#313030" style:font-name="ProximaNova-Regular" fo:font-size="12pt" fo:letter-spacing="normal" fo:font-style="normal" officeooo:rsid="000cf3fb"/>
    </style:style>
    <style:style style:name="T15" style:family="text">
      <style:text-properties fo:font-variant="normal" fo:text-transform="none" fo:color="#313030" style:font-name="ProximaNova-Regular" fo:font-size="12pt" fo:letter-spacing="normal" fo:font-style="normal" style:text-underline-style="solid" style:text-underline-width="auto" style:text-underline-color="font-color" fo:font-weight="normal" officeooo:rsid="000cf3fb"/>
    </style:style>
    <style:style style:name="T16" style:family="text">
      <style:text-properties fo:font-variant="normal" fo:text-transform="none" fo:color="#313030" fo:letter-spacing="normal"/>
    </style:style>
    <style:style style:name="T17" style:family="text">
      <style:text-properties fo:font-variant="normal" fo:text-transform="none" fo:color="#313030" fo:letter-spacing="normal" officeooo:rsid="000cf3fb"/>
    </style:style>
    <style:style style:name="T18" style:family="text">
      <style:text-properties fo:font-size="18pt" style:font-size-asian="18pt" style:font-size-complex="18pt"/>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font-size="24pt" style:font-size-asian="24pt" style:font-size-complex="24pt"/>
    </style:style>
    <style:style style:name="T21" style:family="text">
      <style:text-properties fo:font-size="24pt" fo:font-weight="normal" style:font-size-asian="24pt" style:font-weight-asian="normal" style:font-size-complex="24pt" style:font-weight-complex="normal"/>
    </style:style>
    <style:style style:name="T22" style:family="text">
      <style:text-properties fo:font-size="22pt" style:font-size-asian="22pt" style:font-size-complex="22pt"/>
    </style:style>
    <style:style style:name="T23" style:family="text">
      <style:text-properties fo:font-size="22pt" style:font-size-asian="22pt" style:font-size-complex="22pt"/>
    </style:style>
    <style:style style:name="T24" style:family="text">
      <style:text-properties fo:font-size="22pt" fo:font-weight="normal" style:font-size-asian="22pt" style:font-weight-asian="normal" style:font-size-complex="22pt" style:font-weight-complex="normal"/>
    </style:style>
    <style:style style:name="T25" style:family="text">
      <style:text-properties fo:font-size="22pt" fo:font-weight="normal" style:font-size-asian="22pt" style:font-weight-asian="normal" style:font-size-complex="22pt" style:font-weight-complex="normal"/>
    </style:style>
    <style:style style:name="T26" style:family="text">
      <style:text-properties fo:font-size="22pt" fo:font-weight="normal" fo:background-color="#ffff00" loext:char-shading-value="0" style:font-size-asian="22pt" style:font-weight-asian="normal" style:font-size-complex="22pt" style:font-weight-complex="normal"/>
    </style:style>
    <style:style style:name="T27" style:family="text">
      <style:text-properties fo:font-size="22pt" fo:font-weight="normal" fo:background-color="#ffff00" loext:char-shading-value="0" style:font-size-asian="22pt" style:font-weight-asian="normal" style:font-size-complex="22pt" style:font-weight-complex="normal"/>
    </style:style>
    <style:style style:name="T28" style:family="text">
      <style:text-properties fo:font-size="22pt" fo:background-color="#ffff00" loext:char-shading-value="0" style:font-size-asian="22pt" style:font-size-complex="22pt"/>
    </style:style>
    <style:style style:name="T29" style:family="text">
      <style:text-properties fo:font-size="22pt" fo:background-color="#ffff00" loext:char-shading-value="0" style:font-size-asian="22pt" style:font-size-complex="22pt"/>
    </style:style>
    <style:style style:name="T30" style:family="text">
      <style:text-properties style:font-weight-asian="normal" style:font-weight-complex="normal"/>
    </style:style>
    <style:style style:name="T31" style:family="text">
      <style:text-properties fo:background-color="#780373"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1">Connecting 2 VPC using TRANSIT GATWAY AWS</text:span><text:span text:style-name="T2"> </text:span><text:span text:style-name="T7"><text:s/>:-</text:span></text:p>
      <text:p text:style-name="P3"><text:span text:style-name="T3"/></text:p>
      <text:h text:style-name="P1" text:outline-level="2"><text:span text:style-name="T30">Introduction to AWS Transit Gateway</text:span></text:h>
      <text:p text:style-name="P9"><text:span text:style-name="T10">As your cloud infrastructure expands globally you need to find out a way to connect your resources which are in different VPCs. A </text:span><text:span text:style-name="Emphasis"><text:span text:style-name="T10">Transit Gateway</text:span></text:span><text:span text:style-name="T10"> is a network hub that you can use to interconnect your virtual private clouds (VPCs) and on-premises networks. It is like a hub and spoke design or star topology design for connecting VPCs and on-premises networks. Transit Gateway allows customers to connect thousands of VPCs together. It is a regional service. It gives you simplified connectivity to the multiple VPC as compared to a complex VPC peering connection. Traffic between VPC and Transit Gateway remains on the AWS global private network and is not exposed to the public internet. Transit Gateways in different regions can peer with each other to enable VPC communications across regions. Transit Gateway inter-Region peering encrypts all traffic, with no single point of failure or bandwidth bottleneck which helps you to get improved security.</text:span></text:p>
      <text:p text:style-name="P3"><text:span text:style-name="T3"/></text:p>
      <text:h text:style-name="P1" text:outline-level="2"><text:span text:style-name="T30">Transit Gateway Concepts</text:span></text:h>
      <text:p text:style-name="P10">The following are the key concepts for Transit Gateways:</text:p>
      <text:list xml:id="list1314290088" text:style-name="L1">
        <text:list-item>
          <text:p text:style-name="P13"><text:span text:style-name="Strong_20_Emphasis"><text:span text:style-name="T13">Attachments </text:span></text:span><text:span text:style-name="T10">— You can attach the following to the Transit Gateway:</text:span></text:p>
          <text:list>
            <text:list-item>
              <text:p text:style-name="P12">One or more VPCs</text:p>
            </text:list-item>
            <text:list-item>
              <text:p text:style-name="P12">An AWS Direct Connect gateway</text:p>
            </text:list-item>
            <text:list-item>
              <text:p text:style-name="P12">A peering connection with another Transit Gateway</text:p>
            </text:list-item>
            <text:list-item>
              <text:p text:style-name="P12">A VPN connection to a Transit Gateway</text:p>
            </text:list-item>
          </text:list>
        </text:list-item>
        <text:list-item>
          <text:p text:style-name="P13"><text:span text:style-name="Strong_20_Emphasis"><text:span text:style-name="T13">Transit Gateway route table </text:span></text:span><text:span text:style-name="T10">— A Transit Gateway has a default route table. A route table includes dynamic and static routes that decide the next hop based on the destination IP address of the packet. The target of these routes is the Transit Gateway attachment. By default, Transit Gateway attachments are associated with the default transit gateway route table.</text:span></text:p>
        </text:list-item>
      </text:list>
      <text:p text:style-name="P9"><text:span text:style-name="Strong_20_Emphasis"><text:span text:style-name="T13">Route propagation </text:span></text:span><text:span text:style-name="T10">— A VPC, VPN connection, or Direct Connect gateway can dynamically propagate routes to a Transit Gateway route table.</text:span></text:p>
      <text:p text:style-name="P3"><text:span text:style-name="T3"/></text:p>
      <text:p text:style-name="P3"><text:span text:style-name="T3"/></text:p>
      <text:p text:style-name="P3"><text:span text:style-name="T3"/></text:p>
      <text:h text:style-name="P2" text:outline-level="2"><text:soft-page-break/>Step by Step Guide for Working with Amazon Transit Gateway</text:h>
      <text:p text:style-name="P3"/>
      <text:p text:style-name="P6">Create 2 VPC with one public subnet-</text:p>
      <text:p text:style-name="P9"><text:span text:style-name="Strong_20_Emphasis"><text:span text:style-name="T17">1)</text:span></text:span><text:span text:style-name="Strong_20_Emphasis"><text:span text:style-name="T16"> </text:span></text:span><text:span text:style-name="T10">a.Login to AWS management console and go to VPC service, in the VPC dashboard click</text:span><text:span text:style-name="Strong_20_Emphasis"><text:span text:style-name="T13">Launch VPC Wizard</text:span></text:span></text:p>
      <text:p text:style-name="P4">b. Select VPC, subnet, under Auto-generate option, gives a name to the VPC, under IPV4 CIDR block give VPC CIDR as- 10.0.0.0/16</text:p>
      <text:p text:style-name="P4"/>
      <text:p text:style-name="P4">c. Select Availability Zone 1, number of public subnets 1, number of private subnet 0.</text:p>
      <text:p text:style-name="P4"/>
      <text:p text:style-name="P7">d. Select NAT Gateway to None, VPC endpoint to None, and enable DNS hostname and DNS resolution. Then click on create VPC.</text:p>
      <text:p text:style-name="Text_20_body"><text:line-break/><text:span text:style-name="T10">e. Follow the same step from (a) to (c) to create one more VPC with name B and CIDR block 10.1.0.0/16</text:span></text:p>
      <text:p text:style-name="Text_20_body"><text:span text:style-name="T10"/></text:p>
      <text:p text:style-name="P11">2)Create the Transit Gateway.</text:p>
      <text:p text:style-name="P10">a. In VPC service select Transit Gateway, click create Transit Gateway.</text:p>
      <text:p text:style-name="P10">b. Under the name tag give the name TG1, under description put AVPC-BVPC-TG.</text:p>
      <text:p text:style-name="Text_20_body"><text:span text:style-name="T11">c. Keep other options default and click on Create</text:span><text:span text:style-name="Strong_20_Emphasis"><text:span text:style-name="T14"> </text:span></text:span><text:span text:style-name="Strong_20_Emphasis"><text:span text:style-name="T11">Transit Gateway.</text:span></text:span></text:p>
      <text:p text:style-name="Text_20_body"><text:span text:style-name="Strong_20_Emphasis"><text:span text:style-name="T11"/></text:span></text:p>
      <text:p text:style-name="P9"><text:span text:style-name="Strong_20_Emphasis"><text:span text:style-name="T15">3) Create a Transit Gateway Attachment.</text:span></text:span></text:p>
      <text:p text:style-name="P9"><text:span text:style-name="T10">a. Under the Transit Gateway option in VPC service click on </text:span><text:span text:style-name="Strong_20_Emphasis"><text:span text:style-name="T13">Transit Gateway attachment </text:span></text:span><text:span text:style-name="T10">and then select </text:span><text:span text:style-name="Strong_20_Emphasis"><text:span text:style-name="T13">create Transit Gateway attachment.</text:span></text:span></text:p>
      <text:p text:style-name="P9"><text:span text:style-name="Strong_20_Emphasis"><text:span text:style-name="T11">b. Under the name tag give a name to any of your attachment, in Transit Gateway ID select the Transit Gateway which you created in step 3 (a), in the Attachment type select VPC.</text:span></text:span></text:p>
      <text:p text:style-name="Text_20_body"><text:span text:style-name="Strong_20_Emphasis"><text:span text:style-name="T11">c. In VPC ID select A-VPC, in Subnet IDs select A-subnet-public1-us-est-1a.</text:span></text:span></text:p>
      <text:p text:style-name="P8"><text:span text:style-name="Strong_20_Emphasis"><text:span text:style-name="T11">d. Keep other options default and select create Transit Gateway attachment.</text:span></text:span></text:p>
      <text:p text:style-name="P8"><text:span text:style-name="Strong_20_Emphasis"><text:span text:style-name="T11">e. Follow the same step to create the Transit Gateway attachment for B-VPC</text:span></text:span></text:p>
      <text:p text:style-name="P8"><text:span text:style-name="Strong_20_Emphasis"><text:span text:style-name="T11">f. Your transit gateway attachment console should look like the belo</text:span></text:span><text:span text:style-name="Strong_20_Emphasis"><text:span text:style-name="T12">w.</text:span></text:span></text:p>
      <text:p text:style-name="P8"><text:span text:style-name="Strong_20_Emphasis"><text:span text:style-name="T11"/></text:span></text:p>
      <text:p text:style-name="P8"><text:span text:style-name="Strong_20_Emphasis"><text:span text:style-name="T11"/></text:span></text:p>
      <text:p text:style-name="P8"><text:span text:style-name="Strong_20_Emphasis"><text:span text:style-name="T11"/></text:span></text:p>
      <text:p text:style-name="P8"><text:soft-page-break/><text:span text:style-name="Strong_20_Emphasis"><text:span text:style-name="T15">4) Update the route table of both VPC with the entry of the Transit Gateway attachment.</text:span></text:span></text:p>
      <text:p text:style-name="P8"><text:span text:style-name="Strong_20_Emphasis"><text:span text:style-name="T11"/></text:span></text:p>
      <text:p text:style-name="P9"><text:span text:style-name="T10">a. Under </text:span><text:span text:style-name="Strong_20_Emphasis"><text:span text:style-name="T13">VIRTUAL PRIVATE CLOUD </text:span></text:span><text:span text:style-name="T10">in VPC service go on </text:span><text:span text:style-name="Strong_20_Emphasis"><text:span text:style-name="T13">route table </text:span></text:span><text:span text:style-name="T10">selec</text:span><text:span text:style-name="T11">t </text:span><text:span text:style-name="Strong_20_Emphasis"><text:span text:style-name="T13">A-rtb-public </text:span></text:span><text:span text:style-name="T10">click on</text:span><text:span text:style-name="Strong_20_Emphasis"><text:span text:style-name="T10"> </text:span></text:span><text:span text:style-name="Strong_20_Emphasis"><text:span text:style-name="T13">Routes </text:span></text:span><text:span text:style-name="T10">click on</text:span><text:span text:style-name="Strong_20_Emphasis"><text:span text:style-name="T10"> </text:span></text:span><text:span text:style-name="Strong_20_Emphasis"><text:span text:style-name="T13">edit routes.</text:span></text:span></text:p>
      <text:p text:style-name="P9"><text:span text:style-name="Strong_20_Emphasis"><text:span text:style-name="T10">b. In Destination give the CIDR block of B-VPC which is 10.1.0.0/16, in Target select Transit Gateway then select Transit Gateway attachment AVPC-TG, click on save changes.</text:span></text:span></text:p>
      <text:p text:style-name="P9"><text:span text:style-name="Strong_20_Emphasis"><text:span text:style-name="T10">c.Under VIRTUAL PRIVATE CLOUD</text:span></text:span><text:span text:style-name="Strong_20_Emphasis"><text:span text:style-name="T13"> </text:span></text:span><text:span text:style-name="Strong_20_Emphasis"><text:span text:style-name="T10">in VPC service go on route table</text:span></text:span><text:span text:style-name="Strong_20_Emphasis"><text:span text:style-name="T13"> </text:span></text:span><text:span text:style-name="Strong_20_Emphasis"><text:span text:style-name="T10">select B-rtb-public click on</text:span></text:span><text:span text:style-name="Strong_20_Emphasis"><text:span text:style-name="T9"> </text:span></text:span><text:span text:style-name="Strong_20_Emphasis"><text:span text:style-name="T10">Routes click on</text:span></text:span><text:span text:style-name="Strong_20_Emphasis"><text:span text:style-name="T9"> </text:span></text:span><text:span text:style-name="Strong_20_Emphasis"><text:span text:style-name="T10">edit routes.</text:span></text:span></text:p>
      <text:p text:style-name="P9"><text:span text:style-name="Strong_20_Emphasis"><text:span text:style-name="T10">d. In Destination give the CIDR block of A-VPC which is 10.0.0.0/16, in Target select Transit Gateway then select Transit Gateway attachment BVPC-TG, click on save changes.</text:span></text:span></text:p>
      <text:p text:style-name="P8"><text:span text:style-name="Strong_20_Emphasis"><text:span text:style-name="T1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roximaNova-Bold" svg:font-family="ProximaNova-Bold"/>
    <style:font-face style:name="ProximaNova-Regular" svg:font-family="ProximaNova-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5T23:34:32.133527359</meta:creation-date>
    <dc:date>2022-12-15T23:53:19.085115696</dc:date>
    <meta:editing-duration>PT8M6S</meta:editing-duration>
    <meta:editing-cycles>1</meta:editing-cycles>
    <meta:document-statistic meta:table-count="0" meta:image-count="0" meta:object-count="0" meta:page-count="3" meta:paragraph-count="35" meta:word-count="667" meta:character-count="4009" meta:non-whitespace-character-count="3378"/>
    <meta:generator>LibreOffice/6.4.7.2$Linux_X86_64 LibreOffice_project/40$Build-2</meta:generator>
  </office:meta>
</office:document-meta>
</file>